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E0000005E4BD9F7425E2EA899.jpg" manifest:media-type="image/jpeg"/>
  <manifest:file-entry manifest:full-path="Pictures/10000000000002D1000002D1FBEED35297D811B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1a859e"/>
    </style:style>
    <style:style style:name="P3" style:family="paragraph" style:parent-style-name="Text_20_body">
      <style:text-properties officeooo:paragraph-rsid="003ad526"/>
    </style:style>
    <style:style style:name="P4" style:family="paragraph" style:parent-style-name="Title">
      <style:text-properties officeooo:rsid="003d541c" officeooo:paragraph-rsid="003d541c"/>
    </style:style>
    <style:style style:name="P5" style:family="paragraph" style:parent-style-name="Text_20_body">
      <style:text-properties style:use-window-font-color="true" loext:opacity="0%" fo:font-style="normal" fo:font-weight="normal" officeooo:rsid="004425de" officeooo:paragraph-rsid="004425de" style:font-style-asian="normal" style:font-weight-asian="normal" style:font-style-complex="normal" style:font-weight-complex="normal"/>
    </style:style>
    <style:style style:name="P6" style:family="paragraph" style:parent-style-name="Heading_20_1">
      <style:text-properties fo:font-size="18pt" style:font-size-asian="18pt" style:font-size-complex="18pt"/>
    </style:style>
    <style:style style:name="P7" style:family="paragraph" style:parent-style-name="Heading_20_1" style:list-style-name="L1">
      <style:paragraph-properties fo:break-before="page"/>
      <style:text-properties fo:font-size="18pt" officeooo:paragraph-rsid="0043ed9b" style:font-size-asian="18pt" style:font-size-complex="18pt"/>
    </style:style>
    <style:style style:name="P8" style:family="paragraph" style:parent-style-name="Heading_20_1">
      <style:text-properties fo:font-size="18pt" fo:font-weight="bold" officeooo:paragraph-rsid="004038f3" style:font-size-asian="18pt" style:font-weight-asian="bold" style:font-size-complex="18pt" style:font-weight-complex="bold"/>
    </style:style>
    <style:style style:name="P9" style:family="paragraph" style:parent-style-name="Heading_20_2">
      <style:text-properties fo:color="#2a6099" loext:opacity="100%" style:font-name="Times New Roman1" fo:font-size="16pt" fo:font-style="italic" style:text-underline-style="none" fo:font-weight="bold" officeooo:rsid="003d3c54" officeooo:paragraph-rsid="00418e22" style:font-size-asian="16pt" style:font-style-asian="italic" style:font-weight-asian="bold" style:font-size-complex="16pt" style:font-style-complex="italic" style:font-weight-complex="bold"/>
    </style:style>
    <style:style style:name="P10" style:family="paragraph" style:parent-style-name="Heading_20_2">
      <style:text-properties fo:color="#2a6099" loext:opacity="100%" style:font-name="Times New Roman1" fo:font-size="16pt" fo:font-style="italic" style:text-underline-style="none" fo:font-weight="bold" officeooo:rsid="003d3c54" officeooo:paragraph-rsid="0041fea7" style:font-size-asian="16pt" style:font-style-asian="italic" style:font-weight-asian="bold" style:font-size-complex="16pt" style:font-style-complex="italic" style:font-weight-complex="bold"/>
    </style:style>
    <style:style style:name="P11" style:family="paragraph" style:parent-style-name="Heading_20_2" style:list-style-name="L1">
      <style:paragraph-properties fo:text-align="justify" style:justify-single-word="false"/>
      <style:text-properties fo:color="#2a6099" loext:opacity="100%" style:font-name="Times New Roman1" fo:font-size="16pt" fo:font-style="italic" style:text-underline-style="none" fo:font-weight="bold" officeooo:rsid="003d3c54" officeooo:paragraph-rsid="0043ed9b" style:font-size-asian="16pt" style:font-style-asian="italic" style:font-weight-asian="bold" style:font-size-complex="16pt" style:font-style-complex="italic" style:font-weight-complex="bold"/>
    </style:style>
    <style:style style:name="P12" style:family="paragraph" style:parent-style-name="Heading_20_2" style:list-style-name="L1">
      <style:text-properties fo:color="#2a6099" loext:opacity="100%" style:font-name="Times New Roman1" fo:font-size="16pt" fo:font-style="italic" style:text-underline-style="none" fo:font-weight="bold" officeooo:rsid="003d3c54" officeooo:paragraph-rsid="0043ed9b" style:font-size-asian="16pt" style:font-style-asian="italic" style:font-weight-asian="bold" style:font-size-complex="16pt" style:font-style-complex="italic" style:font-weight-complex="bold"/>
    </style:style>
    <style:style style:name="P13" style:family="paragraph" style:parent-style-name="Heading_20_2" style:list-style-name="L1">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ext-properties style:text-underline-style="none" fo:font-weight="bold" officeooo:rsid="003d3c54" officeooo:paragraph-rsid="0041fea7" style:font-weight-asian="bold" style:font-weight-complex="bold"/>
    </style:style>
    <style:style style:name="P14" style:family="paragraph" style:parent-style-name="Text_20_body" style:list-style-name="L1">
      <style:text-properties officeooo:paragraph-rsid="003d541c"/>
    </style:style>
    <style:style style:name="P15" style:family="paragraph" style:parent-style-name="Text_20_body" style:list-style-name="L1">
      <style:text-properties officeooo:paragraph-rsid="0043ed9b"/>
    </style:style>
    <style:style style:name="P16" style:family="paragraph" style:parent-style-name="Text_20_body" style:list-style-name="L1">
      <style:text-properties fo:font-style="italic" officeooo:paragraph-rsid="003d541c" style:font-style-asian="italic" style:font-style-complex="italic"/>
    </style:style>
    <style:style style:name="P17" style:family="paragraph" style:parent-style-name="Text_20_body" style:list-style-name="L1">
      <style:text-properties fo:font-style="italic" officeooo:paragraph-rsid="0043ed9b" style:font-style-asian="italic" style:font-style-complex="italic"/>
    </style:style>
    <style:style style:name="P18" style:family="paragraph" style:parent-style-name="Text_20_body" style:list-style-name="L1">
      <style:text-properties fo:font-style="italic" fo:font-weight="normal" officeooo:rsid="003d3c54" officeooo:paragraph-rsid="003d541c" style:font-style-asian="italic" style:font-weight-asian="normal" style:font-style-complex="italic" style:font-weight-complex="normal"/>
    </style:style>
    <style:style style:name="P19" style:family="paragraph" style:parent-style-name="Text_20_body" style:list-style-name="L1">
      <style:text-properties fo:font-style="italic" fo:font-weight="normal" officeooo:rsid="003d3c54" officeooo:paragraph-rsid="0043ed9b" style:font-style-asian="italic" style:font-weight-asian="normal" style:font-style-complex="italic" style:font-weight-complex="normal"/>
    </style:style>
    <style:style style:name="P20" style:family="paragraph" style:parent-style-name="Text_20_body" style:list-style-name="L1" style:master-page-name="">
      <loext:graphic-properties draw:fill="none"/>
      <style:paragraph-properties fo:margin-left="2cm" fo:margin-right="0cm" fo:margin-top="0cm" fo:margin-bottom="0.247cm" style:contextual-spacing="false" fo:line-height="150%" fo:text-align="justify" style:justify-single-word="false" fo:text-indent="0.6cm" style:auto-text-indent="false" style:page-number="auto" fo:background-color="transparent"/>
      <style:text-properties fo:font-style="italic" fo:font-weight="normal" officeooo:rsid="003d1ca7" officeooo:paragraph-rsid="003d541c" style:font-style-asian="italic" style:font-weight-asian="normal" style:font-style-complex="italic" style:font-weight-complex="normal"/>
    </style:style>
    <style:style style:name="P21" style:family="paragraph" style:parent-style-name="Text_20_body" style:list-style-name="L1">
      <loext:graphic-properties draw:fill="none"/>
      <style:paragraph-properties fo:margin-left="2cm" fo:margin-right="0cm" fo:margin-top="0cm" fo:margin-bottom="0.247cm" style:contextual-spacing="false" fo:line-height="150%" fo:text-align="justify" style:justify-single-word="false" fo:text-indent="0.6cm" style:auto-text-indent="false" fo:background-color="transparent"/>
      <style:text-properties fo:font-style="italic" fo:font-weight="normal" officeooo:rsid="003d1ca7" officeooo:paragraph-rsid="003d541c" style:font-style-asian="italic" style:font-weight-asian="normal" style:font-style-complex="italic" style:font-weight-complex="normal"/>
    </style:style>
    <style:style style:name="P22" style:family="paragraph" style:parent-style-name="Text_20_body" style:list-style-name="L1">
      <loext:graphic-properties draw:fill="none"/>
      <style:paragraph-properties fo:margin-left="2cm" fo:margin-right="0cm" fo:margin-top="0cm" fo:margin-bottom="0.247cm" style:contextual-spacing="false" fo:line-height="150%" fo:text-align="justify" style:justify-single-word="false" fo:text-indent="0.6cm" style:auto-text-indent="false" fo:background-color="transparent"/>
      <style:text-properties fo:font-style="italic" fo:font-weight="normal" officeooo:rsid="003d1ca7" officeooo:paragraph-rsid="00418e22" style:font-style-asian="italic" style:font-weight-asian="normal" style:font-style-complex="italic" style:font-weight-complex="normal"/>
    </style:style>
    <style:style style:name="P23" style:family="paragraph" style:parent-style-name="Text_20_body" style:list-style-name="L1">
      <loext:graphic-properties draw:fill="none"/>
      <style:paragraph-properties fo:margin-left="2cm" fo:margin-right="0cm" fo:margin-top="0cm" fo:margin-bottom="0.247cm" style:contextual-spacing="false" fo:line-height="150%" fo:text-align="justify" style:justify-single-word="false" fo:text-indent="0.6cm" style:auto-text-indent="false" fo:background-color="transparent"/>
      <style:text-properties fo:font-style="italic" fo:font-weight="normal" officeooo:rsid="003d1ca7" officeooo:paragraph-rsid="0041fea7" style:font-style-asian="italic" style:font-weight-asian="normal" style:font-style-complex="italic" style:font-weight-complex="normal"/>
    </style:style>
    <style:style style:name="P24" style:family="paragraph" style:parent-style-name="Text_20_body" style:list-style-name="L1" style:master-page-name="">
      <loext:graphic-properties draw:fill="none"/>
      <style:paragraph-properties fo:margin-left="1.401cm" fo:margin-right="0cm" fo:margin-top="0cm" fo:margin-bottom="0.247cm" style:contextual-spacing="false" fo:line-height="150%" fo:text-align="justify" style:justify-single-word="false" fo:text-indent="0cm" style:auto-text-indent="false" style:page-number="auto" fo:background-color="transparent"/>
      <style:text-properties fo:font-style="italic" fo:font-weight="normal" officeooo:rsid="003d1ca7" officeooo:paragraph-rsid="0041fea7" style:font-style-asian="italic" style:font-weight-asian="normal" style:font-style-complex="italic" style:font-weight-complex="normal"/>
    </style:style>
    <style:style style:name="P25" style:family="paragraph" style:parent-style-name="Text_20_body" style:list-style-name="L1">
      <style:text-properties fo:font-style="italic" style:text-underline-style="none" fo:font-weight="normal" officeooo:rsid="003d1ca7" officeooo:paragraph-rsid="0043ed9b" style:font-style-asian="italic" style:font-weight-asian="normal" style:font-style-complex="italic" style:font-weight-complex="normal"/>
    </style:style>
    <style:style style:name="P26" style:family="paragraph" style:parent-style-name="Text_20_body" style:list-style-name="L1">
      <style:text-properties officeooo:rsid="003d3c54" officeooo:paragraph-rsid="003d541c"/>
    </style:style>
    <style:style style:name="P27" style:family="paragraph" style:parent-style-name="Text_20_body" style:list-style-name="L1">
      <style:text-properties officeooo:rsid="003d3c54" officeooo:paragraph-rsid="004425de"/>
    </style:style>
    <style:style style:name="P28" style:family="paragraph" style:parent-style-name="Text_20_body" style:list-style-name="L1">
      <style:text-properties style:text-underline-style="solid" style:text-underline-width="auto" style:text-underline-color="font-color" fo:font-weight="bold" officeooo:rsid="003d3c54" officeooo:paragraph-rsid="003d541c" style:font-weight-asian="bold" style:font-weight-complex="bold"/>
    </style:style>
    <style:style style:name="P29" style:family="paragraph" style:parent-style-name="Text_20_body" style:list-style-name="L1">
      <style:text-properties style:text-underline-style="solid" style:text-underline-width="auto" style:text-underline-color="font-color" fo:font-weight="normal" officeooo:rsid="003d3c54" officeooo:paragraph-rsid="003d541c" style:font-weight-asian="normal" style:font-weight-complex="normal"/>
    </style:style>
    <style:style style:name="P30" style:family="paragraph" style:parent-style-name="Text_20_body" style:list-style-name="L1">
      <style:text-properties style:text-underline-style="solid" style:text-underline-width="auto" style:text-underline-color="font-color" fo:font-weight="normal" officeooo:rsid="003d3c54" officeooo:paragraph-rsid="0043ed9b" style:font-weight-asian="normal" style:font-weight-complex="normal"/>
    </style:style>
    <style:style style:name="P31" style:family="paragraph" style:parent-style-name="Text_20_body" style:list-style-name="L1">
      <style:text-properties style:text-underline-style="solid" style:text-underline-width="auto" style:text-underline-color="font-color" fo:font-weight="normal" officeooo:paragraph-rsid="0043ed9b" style:font-weight-asian="normal" style:font-weight-complex="normal"/>
    </style:style>
    <style:style style:name="P32" style:family="paragraph" style:parent-style-name="Text_20_body" style:list-style-name="L1">
      <style:text-properties style:text-underline-style="none" officeooo:rsid="003d3c54" officeooo:paragraph-rsid="0041fea7"/>
    </style:style>
    <style:style style:name="P33" style:family="paragraph" style:parent-style-name="Text_20_body" style:list-style-name="L1">
      <style:text-properties style:text-underline-style="none" officeooo:rsid="003d3c54" officeooo:paragraph-rsid="0044fed9"/>
    </style:style>
    <style:style style:name="P34" style:family="paragraph" style:parent-style-name="Text_20_body" style:list-style-name="L1">
      <style:text-properties style:text-underline-style="none" fo:font-weight="normal" officeooo:rsid="003d1ca7" officeooo:paragraph-rsid="00418e22" style:font-weight-asian="normal" style:font-weight-complex="normal"/>
    </style:style>
    <style:style style:name="P35" style:family="paragraph" style:parent-style-name="Text_20_body" style:list-style-name="L1">
      <style:text-properties style:text-underline-style="none" fo:font-weight="normal" officeooo:rsid="003d3c54" officeooo:paragraph-rsid="0043ed9b" style:font-weight-asian="normal" style:font-weight-complex="normal"/>
    </style:style>
    <style:style style:name="P36" style:family="paragraph" style:parent-style-name="Text_20_body" style:list-style-name="L1">
      <style:text-properties style:text-underline-style="none" fo:font-weight="bold" officeooo:rsid="0041fea7" officeooo:paragraph-rsid="0041fea7" style:font-weight-asian="bold" style:font-weight-complex="bold"/>
    </style:style>
    <style:style style:name="P37" style:family="paragraph" style:parent-style-name="Text_20_body" style:list-style-name="L1">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ext-properties style:use-window-font-color="true" loext:opacity="0%" fo:font-style="normal" fo:font-weight="normal" officeooo:rsid="004425de" officeooo:paragraph-rsid="004425de" style:font-style-asian="normal" style:font-weight-asian="normal" style:font-style-complex="normal" style:font-weight-complex="normal"/>
    </style:style>
    <style:style style:name="P38" style:family="paragraph" style:parent-style-name="Text_20_body" style:list-style-name="L1">
      <loext:graphic-properties draw:fill="none"/>
      <style:paragraph-properties fo:margin-left="1.401cm" fo:margin-right="0cm" fo:margin-top="0cm" fo:margin-bottom="0.247cm" style:contextual-spacing="false" fo:line-height="150%" fo:text-align="justify" style:justify-single-word="false" fo:text-indent="0cm" style:auto-text-indent="false" fo:background-color="transparent"/>
      <style:text-properties fo:color="#2a6099" loext:opacity="100%" style:font-name="Times New Roman1" fo:font-size="16pt" fo:font-style="italic" style:text-underline-style="none" fo:font-weight="bold" officeooo:rsid="0041fea7" officeooo:paragraph-rsid="0041fea7" style:font-size-asian="16pt" style:font-style-asian="italic" style:font-weight-asian="bold" style:font-size-complex="16pt" style:font-style-complex="italic" style:font-weight-complex="bold"/>
    </style:style>
    <style:style style:name="T1" style:family="text">
      <style:text-properties officeooo:rsid="001a859e"/>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859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038f3" style:text-blinking="false" fo:background-color="transparent" loext:char-shading-value="0"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a859e" style:font-style-asian="italic" style:font-style-complex="italic"/>
    </style:style>
    <style:style style:name="T7" style:family="text">
      <style:text-properties fo:font-style="italic" officeooo:rsid="003d541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43ed9b"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4038f3" style:font-weight-asian="bold" style:font-weight-complex="bold"/>
    </style:style>
    <style:style style:name="T13" style:family="text">
      <style:text-properties fo:font-weight="bold" officeooo:rsid="003d1ca7"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d1ca7" style:font-weight-asian="normal" style:font-weight-complex="normal"/>
    </style:style>
    <style:style style:name="T16" style:family="text">
      <style:text-properties fo:font-weight="normal" officeooo:rsid="00418e22" style:font-weight-asian="normal" style:font-weight-complex="normal"/>
    </style:style>
    <style:style style:name="T17" style:family="text">
      <style:text-properties fo:font-weight="normal" officeooo:rsid="0043ed9b" style:font-weight-asian="normal" style:font-weight-complex="normal"/>
    </style:style>
    <style:style style:name="T18" style:family="text">
      <style:text-properties fo:font-weight="normal" officeooo:rsid="0044fed9" style:font-weight-asian="normal" style:font-weight-complex="normal"/>
    </style:style>
    <style:style style:name="T19" style:family="text">
      <style:text-properties officeooo:rsid="003d1ca7"/>
    </style:style>
    <style:style style:name="T20" style:family="text">
      <style:text-properties officeooo:rsid="003d541c"/>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officeooo:rsid="003dce5f" style:font-style-asian="normal" style:font-style-complex="normal"/>
    </style:style>
    <style:style style:name="T23" style:family="text">
      <style:text-properties officeooo:rsid="004038f3"/>
    </style:style>
    <style:style style:name="T24" style:family="text">
      <style:text-properties officeooo:rsid="00418e22"/>
    </style:style>
    <style:style style:name="T25" style:family="text">
      <style:text-properties fo:color="#2a6099" loext:opacity="100%" style:font-name="Times New Roman1" fo:font-size="16pt" style:text-underline-style="none" fo:font-weight="bold" style:font-size-asian="16pt" style:font-weight-asian="bold" style:font-size-complex="16pt" style:font-weight-complex="bold"/>
    </style:style>
    <style:style style:name="T26" style:family="text">
      <style:text-properties fo:color="#2a6099" loext:opacity="100%" style:font-name="Times New Roman1" fo:font-size="16pt" style:text-underline-style="none" fo:font-weight="bold" officeooo:rsid="004038f3" style:font-size-asian="16pt" style:font-weight-asian="bold" style:font-size-complex="16pt" style:font-weight-complex="bold"/>
    </style:style>
    <style:style style:name="T27" style:family="text">
      <style:text-properties fo:color="#2a6099" loext:opacity="100%" style:font-name="Times New Roman1" fo:font-size="16pt" style:text-underline-style="none" fo:font-weight="bold" officeooo:rsid="0041fea7" style:font-size-asian="16pt" style:font-weight-asian="bold" style:font-size-complex="16pt" style:font-weight-complex="bold"/>
    </style:style>
    <style:style style:name="T28" style:family="text">
      <style:text-properties fo:color="#2a6099" loext:opacity="100%" style:font-name="Times New Roman1" fo:font-size="16pt" fo:font-style="italic" style:text-underline-style="none" fo:font-weight="bold" officeooo:rsid="004038f3" style:font-size-asian="16pt" style:font-style-asian="italic" style:font-weight-asian="bold" style:font-size-complex="16pt" style:font-style-complex="italic" style:font-weight-complex="bold"/>
    </style:style>
    <style:style style:name="T29" style:family="text">
      <style:text-properties fo:color="#2a6099" loext:opacity="100%" style:font-name="Times New Roman1" fo:font-size="16pt" fo:font-style="italic" style:text-underline-style="none" fo:font-weight="bold" officeooo:rsid="003d1ca7" style:font-size-asian="16pt" style:font-style-asian="italic" style:font-weight-asian="bold" style:font-size-complex="16pt" style:font-style-complex="italic" style:font-weight-complex="bold"/>
    </style:style>
    <style:style style:name="T30" style:family="text">
      <style:text-properties fo:color="#2a6099" loext:opacity="100%" style:font-name="Times New Roman1" fo:font-size="16pt" fo:font-style="italic" style:text-underline-style="none" fo:font-weight="bold" officeooo:rsid="00418e22" style:font-size-asian="16pt" style:font-style-asian="italic" style:font-weight-asian="bold" style:font-size-complex="16pt" style:font-style-complex="italic" style:font-weight-complex="bold"/>
    </style:style>
    <style:style style:name="T31" style:family="text">
      <style:text-properties fo:color="#2a6099" loext:opacity="100%" style:font-name="Times New Roman1" fo:font-size="16pt" fo:font-style="italic" style:text-underline-style="none" fo:font-weight="bold" officeooo:rsid="004425de" style:font-size-asian="16pt" style:font-style-asian="italic" style:font-weight-asian="bold" style:font-size-complex="16pt" style:font-style-complex="italic" style:font-weight-complex="bold"/>
    </style:style>
    <style:style style:name="T32" style:family="text">
      <style:text-properties fo:color="#2a6099" loext:opacity="100%" style:font-name="Times New Roman1" fo:font-size="16pt" fo:font-style="italic" officeooo:rsid="003d1ca7" style:font-size-asian="16pt" style:font-style-asian="italic" style:font-size-complex="16pt" style:font-style-complex="italic"/>
    </style:style>
    <style:style style:name="T33" style:family="text">
      <style:text-properties fo:color="#2a6099" loext:opacity="100%" style:font-name="Times New Roman1" fo:font-size="16pt" fo:font-style="italic" officeooo:rsid="004038f3" style:font-size-asian="16pt" style:font-style-asian="italic" style:font-size-complex="16pt" style:font-style-complex="italic"/>
    </style:style>
    <style:style style:name="T34" style:family="text">
      <style:text-properties fo:color="#2a6099" loext:opacity="100%" style:font-name="Times New Roman1" fo:font-size="16pt" fo:font-style="italic" officeooo:rsid="0041fea7" style:font-size-asian="16pt" style:font-style-asian="italic" style:font-size-complex="16pt" style:font-style-complex="italic"/>
    </style:style>
    <style:style style:name="T35" style:family="text">
      <style:text-properties officeooo:rsid="0041fea7"/>
    </style:style>
    <style:style style:name="T36" style:family="text">
      <style:text-properties style:font-name="Times New Roman1" fo:font-size="16pt" style:text-underline-style="none" style:font-size-asian="16pt" style:font-size-complex="16pt"/>
    </style:style>
    <style:style style:name="T37" style:family="text">
      <style:text-properties style:font-name="Times New Roman1" fo:font-size="16pt" style:text-underline-style="none" officeooo:rsid="004425de" style:font-size-asian="16pt" style:font-size-complex="16pt"/>
    </style:style>
    <style:style style:name="T38" style:family="text">
      <style:text-properties style:font-name="Times New Roman1" fo:font-size="16pt" style:text-underline-style="none" officeooo:rsid="0041fea7" style:font-size-asian="16pt" style:font-size-complex="16pt"/>
    </style:style>
    <style:style style:name="T39" style:family="text">
      <style:text-properties officeooo:rsid="0043ed9b"/>
    </style:style>
    <style:style style:name="T40" style:family="text">
      <style:text-properties officeooo:rsid="0044fe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mework for you English Class</text:p>
      <text:p text:style-name="P4"><text:span text:style-name="T23">GROUP</text:span> assignment</text:p>
      <text:p text:style-name="P2"><text:span text:style-name="T7">Project team</text:span><text:span text:style-name="T5"> L</text:span><text:span text:style-name="T6">3L</text:span><text:span text:style-name="T5">1 :</text:span> <text:span text:style-name="T1">Abdel Massih Youstina,</text:span> <text:bookmark text:name="docs-internal-guid-a0c3b9b8-7fff-b0cf-11f7-d7ae8910dc8c"/><text:span text:style-name="T2">Thierno Bah, </text:span><text:span text:style-name="T3">Mbaye Ndéye Pathé</text:span><text:bookmark text:name="docs-internal-guid-62c3ad31-7fff-fdcc-eb0c-08daed149de6"/><text:span text:style-name="T2">, </text:span>Hamiche Mehdi</text:p>
      <text:p text:style-name="P2"><text:span text:style-name="T7">week</text:span><text:span text:style-name="T5"> n° :</text:span> <text:span text:style-name="T12">9</text:span></text:p>
      <text:p text:style-name="P2"><text:span text:style-name="T5">Date :</text:span> <text:span text:style-name="T23">31</text:span>/0<text:span text:style-name="T19">3</text:span>/202<text:span text:style-name="T1">2</text:span></text:p>
      <text:p text:style-name="P3"><text:span text:style-name="T7">Writer of this assignment</text:span><text:span text:style-name="T5"> : </text:span><text:span text:style-name="T4">Project Team</text:span></text:p>
      <text:p text:style-name="P2"><text:span text:style-name="T7">Supervising teacher</text:span><text:span text:style-name="T5"> :</text:span> <text:span text:style-name="T1">Flavie Tonon</text:span></text:p>
      <text:h text:style-name="P6" text:outline-level="1" text:is-list-header="true">1) <text:span text:style-name="T20">Context</text:span></text:h>
      <text:h text:style-name="P9" text:outline-level="2" text:is-list-header="true"><text:span text:style-name="T24"><text:tab/>1</text:span><text:span text:style-name="T23">.</text:span><text:span text:style-name="T24">1</text:span><text:span text:style-name="T19">) </text:span><text:span text:style-name="T24">Goals of the project</text:span></text:h>
      <text:list xml:id="list1308326803" text:style-name="L1">
        <text:list-item>
          <text:p text:style-name="P14"><text:span text:style-name="T11">For this last semester</text:span>, we have a project to do. My project is called "Kourte" and the objective of the project is to develop a smartphone application allowing the user to obtain a precise and sensitive route of his <text:span text:style-name="T20">path</text:span>. Each route must contain several pieces of information :</text:p>
          <text:list>
            <text:list-item>
              <text:p text:style-name="P16">Address,</text:p>
            </text:list-item>
            <text:list-item>
              <text:p text:style-name="P16">Hours / Minutes / Seconds,</text:p>
            </text:list-item>
            <text:list-item>
              <text:p text:style-name="P16"><text:soft-page-break/>Date,</text:p>
            </text:list-item>
            <text:list-item>
              <text:p text:style-name="P16">Type of road,</text:p>
            </text:list-item>
            <text:list-item>
              <text:p text:style-name="P16">Distance and duration </text:p>
            </text:list-item>
          </text:list>
        </text:list-item>
        <text:list-item>
          <text:p text:style-name="P26"><text:span text:style-name="T21">These plots will allow the user to visualize all movements of his </text:span><text:span text:style-name="T22">path</text:span><text:span text:style-name="T21">. It’s usefulness :</text:span></text:p>
          <text:list>
            <text:list-item>
              <text:p text:style-name="P26"><text:span text:style-name="T8">For companies </text:span>- to allow you to choose a gentle route for fragile goods.</text:p>
            </text:list-item>
            <text:list-item>
              <text:p text:style-name="P26"><text:span text:style-name="T8">For fragile people </text:span>- allow them to choose an optimal route that would adapt to their disabilit<text:span text:style-name="T20">y.</text:span></text:p>
            </text:list-item>
            <text:list-item>
              <text:p text:style-name="P26"><text:span text:style-name="T8">For children</text:span> - to visualize the movements of their <text:span text:style-name="T20">paths</text:span> in a playful way.</text:p>
            </text:list-item>
          </text:list>
        </text:list-item>
        <text:list-item>
          <text:p text:style-name="P27">In order to help the user visualize the plots, the last 5 plots will be available in the app history. In addition, it will be necessary to create a website in which all the old traces of the user will be available. This site also allows you to study all of its tracks using real-time display and image.</text:p>
          <text:p text:style-name="P27"><text:span text:style-name="T30">1</text:span><text:span text:style-name="T28">.</text:span><text:span text:style-name="T31">2</text:span><text:span text:style-name="T29">) </text:span><text:span text:style-name="T31">Problems to solve, ressources available</text:span></text:p>
        </text:list-item>
      </text:list>
      <text:p text:style-name="P5"><text:span text:style-name="T37">A </text:span><text:span text:style-name="T36">remplir</text:span></text:p>
      <text:h text:style-name="P9" text:outline-level="2" text:is-list-header="true"><text:span text:style-name="T24"><text:tab/>1</text:span><text:span text:style-name="T23">.</text:span><text:span text:style-name="T24">3</text:span><text:span text:style-name="T19">) </text:span><text:span text:style-name="T24">Time Frame, deadlines</text:span></text:h>
      <text:list xml:id="list121505616294745" text:continue-numbering="true" text:style-name="L1">
        <text:list-item>
          <text:p text:style-name="P28">The projects began at the beginning of January 2022. Pre-defences take place during the week of April 12 to April 16, 2022. The deadline for submitting our work is 05/16/2022. During these 12 weeks, several documents were also to be returned.</text:p>
        </text:list-item>
      </text:list>
      <text:h text:style-name="P9" text:outline-level="2" text:is-list-header="true"><text:span text:style-name="T24"><text:tab/>1</text:span><text:span text:style-name="T23">.</text:span><text:span text:style-name="T24">4</text:span><text:span text:style-name="T19">) </text:span><text:span text:style-name="T24">Team members</text:span></text:h>
      <text:list xml:id="list121504474098839" text:continue-numbering="true" text:style-name="L1">
        <text:list-item>
          <text:p text:style-name="P29">The team is made up of 4 members who are:</text:p>
          <text:list>
            <text:list-item>
              <text:list>
                <text:list-item>
                  <text:list>
                    <text:list-item>
                      <text:p text:style-name="P18">Youstina Abdel Massih</text:p>
                    </text:list-item>
                    <text:list-item>
                      <text:p text:style-name="P18">Thierno Bah</text:p>
                    </text:list-item>
                    <text:list-item>
                      <text:p text:style-name="P18"><text:soft-page-break/>Mbaye Ndéye Pathé</text:p>
                    </text:list-item>
                    <text:list-item>
                      <text:p text:style-name="P18">Mehdi Hamiche</text:p>
                    </text:list-item>
                  </text:list>
                </text:list-item>
              </text:list>
            </text:list-item>
          </text:list>
        </text:list-item>
      </text:list>
      <text:h text:style-name="P8" text:outline-level="1" text:is-list-header="true"><text:span text:style-name="T23">2</text:span><text:span text:style-name="T19">) </text:span><text:span text:style-name="T20">Planning - how you imagine the work will progress, are there any tools you used to help with the organisation? Are there any problems foreseen?</text:span></text:h>
      <text:h text:style-name="P10" text:outline-level="2" text:is-list-header="true"><text:span text:style-name="T24"><text:tab/></text:span><text:span text:style-name="T35">2</text:span><text:span text:style-name="T23">.</text:span><text:span text:style-name="T35">1</text:span><text:span text:style-name="T19">) </text:span><text:span text:style-name="T35">Assignments of roles to each team member</text:span></text:h>
      <text:list xml:id="list121504769284910" text:continue-numbering="true" text:style-name="L1">
        <text:list-item>
          <text:p text:style-name="P34">Mehdi : Taking care of the layout <text:span text:style-name="T40">and completion </text:span>of the documentation as well as working on certain project tasks such as getting old at android studio, detecting sensors, creating pop-ups, or even creating layouts. Also on the development plan (Gantt chart)</text:p>
        </text:list-item>
        <text:list-item>
          <text:p text:style-name="P33"><text:span text:style-name="T15">Youstina : Taking care of</text:span><text:span text:style-name="T18"> completion </text:span><text:span text:style-name="T15">of the documentation, different class diagrams, use cases, </text:span><text:span text:style-name="T16">UML</text:span><text:span text:style-name="T15"> and development plan. To work on certain project tasks such as the old android studio, sensor detection, create pop ups, or even create the layout, the interface with the start stop button, history, form. Also on the development plan (Gantt chart)</text:span></text:p>
        </text:list-item>
        <text:list-item>
          <text:p text:style-name="P34">Pathé : did nothing</text:p>
        </text:list-item>
        <text:list-item>
          <text:p text:style-name="P34">Thierno : did nothing until he was pressured to wake up quickly This site also allows you to study all of its tracks using real-time display and image.</text:p>
        </text:list-item>
      </text:list>
      <text:h text:style-name="P9" text:outline-level="2" text:is-list-header="true"><text:span text:style-name="T23"><text:tab/>2.</text:span><text:span text:style-name="T24">2</text:span><text:span text:style-name="T19">) Work schedule</text:span></text:h>
      <text:list xml:id="list121504003739960" text:continue-numbering="true" text:style-name="L1">
        <text:list-item>
          <text:list>
            <text:list-item>
              <text:list>
                <text:list-item>
                  <text:list>
                    <text:list-item>
                      <text:p text:style-name="P20">Course / Definition of objectives (week 1),</text:p>
                    </text:list-item>
                    <text:list-item>
                      <text:p text:style-name="P21">Needs analysis for our project (week <text:span text:style-name="T24">2</text:span>),</text:p>
                    </text:list-item>
                    <text:list-item>
                      <text:p text:style-name="P21">Rendering of specifications (week <text:span text:style-name="T24">3</text:span>),</text:p>
                    </text:list-item>
                    <text:list-item>
                      <text:p text:style-name="P21">Rendering of the recipe book (week <text:span text:style-name="T24">4</text:span>),</text:p>
                    </text:list-item>
                    <text:list-item>
                      <text:p text:style-name="P21"><text:soft-page-break/>Detailed Design Rendering (week 5),</text:p>
                    </text:list-item>
                    <text:list-item>
                      <text:p text:style-name="P22">Development phase (week 5 to 9),</text:p>
                    </text:list-item>
                    <text:list-item>
                      <text:p text:style-name="P21">Integration phase (before the defence),</text:p>
                    </text:list-item>
                    <text:list-item>
                      <text:p text:style-name="P23">Pre defense and rendering of the project with documentation + source code + executable (<text:span text:style-name="T24">week 11 and 12</text:span>)</text:p>
                      <text:p text:style-name="P24"><text:span text:style-name="T27">2</text:span><text:span text:style-name="T26">.</text:span><text:span text:style-name="T27">3</text:span><text:span text:style-name="T25">) </text:span><text:span text:style-name="T27">How you imagine the work will progress</text:span></text:p>
                      <text:p text:style-name="P37"><text:span text:style-name="T38">A </text:span><text:span text:style-name="T36">remplir</text:span></text:p>
                      <text:p text:style-name="P38">2.4) Are there any tools you used to help with the organisation?</text:p>
                    </text:list-item>
                  </text:list>
                </text:list-item>
              </text:list>
            </text:list-item>
          </text:list>
        </text:list-item>
        <text:list-item>
          <text:p text:style-name="P36"><text:span text:style-name="T19">T</text:span>o help us, we used the gantt chart to make a development plan and distribute the tasks in pairs.</text:p>
          <text:list>
            <text:list-header>
              <text:h text:style-name="P13" text:outline-level="2"><text:span text:style-name="T33"><text:tab/>2.</text:span><text:span text:style-name="T34">5</text:span><text:span text:style-name="T32">) Are there any problems foreseen?</text:span></text:h>
            </text:list-header>
          </text:list>
        </text:list-item>
        <text:list-item>
          <text:p text:style-name="P32"><text:span text:style-name="T13">In terms of problems,</text:span><text:span text:style-name="T15"> we must also take into account that the development plan will not be fully respected due to the delay. As a result, the website will not be able to be done within the deadlines respected (optional)</text:span></text:p>
          <text:h text:style-name="P7" text:outline-level="1"><text:span text:style-name="T39">3</text:span>) <text:span text:style-name="T39">Technical research</text:span></text:h>
          <text:list>
            <text:list-header>
              <text:h text:style-name="P11" text:outline-level="2"><text:span text:style-name="T24"><text:tab/></text:span><text:span text:style-name="T39">3</text:span><text:span text:style-name="T23">.</text:span><text:span text:style-name="T24">1</text:span><text:span text:style-name="T19">) Which technological tools have been chosen for the project and why?</text:span></text:h>
            </text:list-header>
          </text:list>
        </text:list-item>
        <text:list-item>
          <text:p text:style-name="P31">Here are the different technological tools used :</text:p>
          <text:list>
            <text:list-item>
              <text:p text:style-name="P17"><text:span text:style-name="T14">A </text:span><text:span text:style-name="T17">computer</text:span><text:span text:style-name="T14"> - to be able to </text:span><text:span text:style-name="T17">programme</text:span><text:span text:style-name="T14"> our application on Android Studio</text:span>,</text:p>
            </text:list-item>
            <text:list-item>
              <text:p text:style-name="P15"><text:span text:style-name="T10">A </text:span><text:span text:style-name="T9">smartphone equipped with an Android operating system to ensure the compatibility of the application</text:span></text:p>
              <text:h text:style-name="P12" text:outline-level="2"><text:span text:style-name="T24"><text:tab/></text:span><text:span text:style-name="T39">3</text:span><text:span text:style-name="T23">.</text:span><text:span text:style-name="T39">2</text:span><text:span text:style-name="T19">) Any obstacles to overcome?</text:span></text:h>
            </text:list-item>
          </text:list>
        </text:list-item>
        <text:list-item>
          <text:p text:style-name="P35">Don’t have an old PC so that the software doesn’t bug when you want to do tests (smartphone emulation),</text:p>
        </text:list-item>
        <text:list-item>
          <text:p text:style-name="P35">Do<text:span text:style-name="T39">n’</text:span>t have an outdated smartphone to be able to install the .apk file. We have used verison 7.0 for our Android application which will allow fast data transmission on the application <text:span text:style-name="T39">to</text:span> use the phone's sensors, and for maximum compatibility.</text:p>
          <text:list>
            <text:list-header>
              <text:h text:style-name="P12" text:outline-level="2"><text:span text:style-name="T24"><text:tab/></text:span><text:span text:style-name="T39">3</text:span><text:span text:style-name="T23">.</text:span><text:span text:style-name="T39">3</text:span><text:span text:style-name="T19">) Programming languages that must be learnt?</text:span></text:h>
            </text:list-header>
          </text:list>
        </text:list-item>
        <text:list-item>
          <text:p text:style-name="P30">Here are the different programming langages we used :</text:p>
          <text:list>
            <text:list-item>
              <text:list>
                <text:list-item>
                  <text:list>
                    <text:list-item>
                      <text:p text:style-name="P19">Java - object-oriented computer language allowing the design</text:p>
                    </text:list-item>
                    <text:list-item>
                      <text:p text:style-name="P19">powerful mobile applications thanks to multithreading,</text:p>
                    </text:list-item>
                    <text:list-item>
                      <text:p text:style-name="P19">XML - structure the data</text:p>
                    </text:list-item>
                    <text:list-item>
                      <text:p text:style-name="P19">Android Studio - develop android mobile apps</text:p>
                    </text:list-item>
                    <text:list-item>
                      <text:p text:style-name="P25">SQL - allows you to interact with the databases of a website</text:p>
                    </text:list-item>
                    <text:list-item>
                      <text:p text:style-name="P25">SVN - allows you to manage files and directories, as well as changes brought over time. This also allows you to roll back to older versions. data or review how the data has evolved</text:p>
                    </text:list-item>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styles>
    <draw:fill-image draw:name="Sand_20_light" draw:display-name="Sand light" xlink:href="Pictures/100000000000005E0000005E4BD9F7425E2EA89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1" fo:font-family="'Times New Roman'" style:font-family-generic="roman" style:font-pitch="variable" fo:font-size="13pt" style:font-size-asian="11.3500003814697pt" style:font-size-complex="13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line-height="150%" fo:text-align="center" style:justify-single-word="false"/>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officeooo:rsid="001a859e" style:font-size-asian="30pt" style:font-style-asian="italic" style:font-weight-asian="bold" style:font-size-complex="30pt" style:font-style-complex="italic" style:font-weight-complex="bold" loext:border-line-width="0.018cm 0.004cm 0.018cm" loext:padding="0.6cm" loext:border="1.11pt double-thin #2a6099"/>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fo:text-align="justify" style:justify-single-word="false"/>
      <style:text-properties fo:color="#ff0000" loext:opacity="100%" style:font-name="Times New Roman1" fo:font-family="'Times New Roman'" style:font-family-generic="roman" style:font-pitch="variable" fo:font-size="22pt" fo:font-weight="bold" style:font-size-asian="22pt" style:font-weight-asian="bold" style:font-size-complex="22pt" style:font-weight-complex="bold" loext:padding="0.049cm" loext:border-left="none" loext:border-right="none" loext:border-top="none" loext:border-bottom="0.74pt solid #ff00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Sand_20_light" draw:fill-image-width="0cm" draw:fill-image-height="0cm" style:repeat="repeat" draw:fill-image-ref-point-x="0%" draw:fill-image-ref-point-y="0%" draw:fill-image-ref-point="center" draw:tile-repeat-offset="0% vertical" style:footnote-max-height="0cm" loext:margin-gutter="0cm">
        <style:background-image xlink:href="Pictures/100000000000005E0000005E4BD9F7425E2EA899.jpg" xlink:type="simple" xlink:actuate="onLoad"/>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and_20_light"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draw:frame draw:style-name="Mfr1" draw:name="Image2" text:anchor-type="char" svg:x="-1.958cm" svg:y="-2cm" svg:width="2.417cm" svg:height="2.434cm" draw:z-index="4"><draw:image xlink:href="Pictures/10000000000002D1000002D1FBEED35297D811B0.jpg" xlink:type="simple" xlink:show="embed" xlink:actuate="onLoad" draw:mime-type="image/jpeg"/></draw:frame></text:p>
      </style:header>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3T11:56:38.476000000</meta:creation-date>
    <dc:date>2022-03-30T12:15:03.200000000</dc:date>
    <meta:editing-duration>PT1H13M29S</meta:editing-duration>
    <meta:editing-cycles>28</meta:editing-cycles>
    <meta:generator>LibreOffice/7.3.0.3$Windows_X86_64 LibreOffice_project/0f246aa12d0eee4a0f7adcefbf7c878fc2238db3</meta:generator>
    <meta:document-statistic meta:table-count="0" meta:image-count="1" meta:object-count="0" meta:page-count="5" meta:paragraph-count="68" meta:word-count="874" meta:character-count="4789" meta:non-whitespace-character-count="4025"/>
  </office:meta>
</office:document-meta>
</file>